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4f5ca" officeooo:paragraph-rsid="0004f5ca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04f5ca"/>
    </style:style>
    <style:style style:name="P4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fo:font-variant="normal" fo:text-transform="none" fo:color="#ffffff" loext:opacity="100%" style:font-name="Google Sans" fo:font-size="15pt" fo:letter-spacing="normal" fo:font-style="normal" fo:font-weight="bold" officeooo:rsid="0004f5ca" officeooo:paragraph-rsid="0004f5ca"/>
    </style:style>
    <style:style style:name="P5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a0a0a" loext:opacity="100%" style:font-name="Google Sans" officeooo:rsid="0004f5ca"/>
    </style:style>
    <style:style style:name="P6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a0a0a" loext:opacity="100%" style:font-name="Google Sans" officeooo:rsid="0004f5ca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loext:padding="0cm" loext:border="none"/>
    </style:style>
    <style:style style:name="P9" style:family="paragraph" style:parent-style-name="Text_20_body">
      <loext:graphic-properties draw:fill="solid" draw:fill-color="#000000" draw:opacity="100%"/>
      <style:paragraph-properties fo:margin-left="0cm" fo:margin-right="0cm" fo:margin-top="0.529cm" fo:margin-bottom="0.265cm" style:contextual-spacing="false" style:line-height-at-least="0.741cm" fo:text-align="justify" style:justify-single-word="false" fo:orphans="2" fo:widows="2" fo:text-indent="0cm" style:auto-text-indent="false" fo:background-color="#000000"/>
      <style:text-properties fo:font-variant="normal" fo:text-transform="none" fo:color="#ffffff" loext:opacity="100%" style:font-name="Google Sans" fo:font-size="15pt" fo:letter-spacing="normal" fo:font-style="normal" fo:font-weight="bold" officeooo:rsid="0004f5ca"/>
    </style:style>
    <style:style style:name="P10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a0a0a" loext:opacity="100%" style:font-name="Google Sans" officeooo:rsid="0004f5ca"/>
    </style:style>
    <style:style style:name="P11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a0a0a" loext:opacity="100%" style:font-name="Google Sans" officeooo:rsid="0004f5ca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loext:padding="0cm" loext:border="none"/>
    </style:style>
    <style:style style:name="P14" style:family="paragraph" style:parent-style-name="Standard" style:master-page-name="">
      <loext:graphic-properties draw:fill="solid" draw:fill-color="#000000" draw:opacity="100%"/>
      <style:paragraph-properties fo:margin-left="0cm" fo:margin-right="0cm" fo:text-align="justify" style:justify-single-word="false" fo:text-indent="0cm" style:auto-text-indent="false" style:page-number="auto" fo:background-color="#000000"/>
      <style:text-properties fo:font-variant="normal" fo:text-transform="none" fo:color="#ffffff" loext:opacity="100%" style:font-name="Google Sans" fo:font-size="12pt" fo:letter-spacing="normal" fo:font-style="normal" fo:font-weight="normal" officeooo:rsid="0006c785" officeooo:paragraph-rsid="0006c785"/>
    </style:style>
    <style:style style:name="P15" style:family="paragraph" style:parent-style-name="Standard" style:master-page-name="">
      <loext:graphic-properties draw:fill="solid" draw:fill-color="#b2b2b2" draw:opacity="100%"/>
      <style:paragraph-properties fo:margin-left="1.199cm" fo:margin-right="1cm" fo:text-align="justify" style:justify-single-word="false" fo:text-indent="0cm" style:auto-text-indent="false" style:page-number="auto" fo:background-color="#b2b2b2"/>
      <style:text-properties fo:font-variant="normal" fo:text-transform="none" fo:color="#0a0a0a" loext:opacity="100%" style:font-name="Google Sans" fo:font-size="12pt" fo:letter-spacing="normal" fo:font-style="normal" fo:font-weight="normal" officeooo:rsid="0006c785" officeooo:paragraph-rsid="0006c785"/>
    </style:style>
    <style:style style:name="P16" style:family="paragraph" style:parent-style-name="Standard">
      <loext:graphic-properties draw:fill="solid" draw:fill-color="#b2b2b2" draw:opacity="100%"/>
      <style:paragraph-properties fo:margin-left="1.199cm" fo:margin-right="1cm" fo:text-align="justify" style:justify-single-word="false" fo:text-indent="0cm" style:auto-text-indent="false" fo:background-color="#b2b2b2"/>
      <style:text-properties fo:font-variant="normal" fo:text-transform="none" fo:color="#0a0a0a" loext:opacity="100%" style:font-name="Google Sans" fo:font-size="12pt" fo:letter-spacing="normal" fo:font-style="normal" fo:font-weight="normal" officeooo:rsid="0006c785" officeooo:paragraph-rsid="0006c785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06c785" loext:padding="0cm" loext:border="none"/>
    </style:style>
    <style:style style:name="P18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normal" officeooo:rsid="000773b9" officeooo:paragraph-rsid="000773b9" loext:padding="0cm" loext:border="none"/>
    </style:style>
    <style:style style:name="P19" style:family="paragraph" style:parent-style-name="Text_20_body" style:master-page-name="">
      <loext:graphic-properties draw:fill="solid" draw:fill-color="#b2b2b2" draw:opacity="100%"/>
      <style:paragraph-properties fo:margin-left="1.3cm" fo:margin-right="1cm" fo:margin-top="0cm" fo:margin-bottom="0cm" style:contextual-spacing="false" style:line-height-at-least="0.635cm" fo:text-align="justify" style:justify-single-word="false" fo:orphans="2" fo:widows="2" fo:text-indent="0cm" style:auto-text-indent="false" style:page-number="auto" fo:background-color="#b2b2b2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773b9" officeooo:paragraph-rsid="000773b9" loext:padding="0cm" loext:border="none"/>
    </style:style>
    <style:style style:name="P20" style:family="paragraph" style:parent-style-name="Text_20_body">
      <loext:graphic-properties draw:fill="solid" draw:fill-color="#b2b2b2" draw:opacity="100%"/>
      <style:paragraph-properties fo:margin-left="1.3cm" fo:margin-right="1cm" fo:margin-top="0cm" fo:margin-bottom="0cm" style:contextual-spacing="false" style:line-height-at-least="0.635cm" fo:text-align="justify" style:justify-single-word="false" fo:orphans="2" fo:widows="2" fo:text-indent="0cm" style:auto-text-indent="false" fo:background-color="#b2b2b2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97ed9" officeooo:paragraph-rsid="00097ed9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7adfc" officeooo:paragraph-rsid="0007adfc" loext:padding="0cm" loext:border="none"/>
    </style:style>
    <style:style style:name="P22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normal" officeooo:rsid="0007adfc" officeooo:paragraph-rsid="0007adfc" loext:padding="0cm" loext:border="none"/>
    </style:style>
    <style:style style:name="P23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0a52f3" officeooo:paragraph-rsid="000a52f3" style:font-weight-asian="bold" style:font-weight-complex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a52f3" officeooo:paragraph-rsid="000a52f3" loext:padding="0cm" loext:border="none"/>
    </style:style>
    <style:style style:name="T1" style:family="text">
      <style:text-properties fo:font-variant="normal" fo:text-transform="none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officeooo:rsid="00097ed9"/>
    </style:style>
    <style:style style:name="T5" style:family="text">
      <style:text-properties officeooo:rsid="0007d6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Script</text:p>
      <text:p text:style-name="P2"/>
      <text:p text:style-name="P3">TypeScript é uma linguagem de programação de código aberto desenvolvida pela Microsoft que é um superconjunto do JavaScript, adicionando tipagem estática opcional e outros recursos avançados. Ele permite a criação de aplicações mais robustas e fáceis de manter, ao identificar erros de tipo durante a fase de desenvolvimento, antes da compilação para JavaScript. O código TypeScript é convertido em JavaScript puro para ser executado em navegadores ou servidores.</text:p>
      <text:p text:style-name="P3"/>
      <text:p text:style-name="P4">Características principais</text:p>
      <text:list text:style-name="L1">
        <text:list-item>
          <text:p text:style-name="P5"><text:span text:style-name="Strong_20_Emphasis"><text:span text:style-name="T1">Tipagem estática:</text:span></text:span><text:span text:style-name="T1"> </text:span></text:p>
          <text:p text:style-name="P6">Permite definir os tipos de variáveis, parâmetros de função e valores de retorno, o que ajuda a evitar erros e melhora a legibilidade do código. </text:p>
        </text:list-item>
        <text:list-item>
          <text:p text:style-name="P5"><text:span text:style-name="Strong_20_Emphasis"><text:span text:style-name="T1">Superconjunto do JavaScript:</text:span></text:span><text:span text:style-name="T1"> </text:span></text:p>
          <text:p text:style-name="P6">Qualquer código JavaScript válido também é um código TypeScript válido, o que facilita a transição para quem já trabalha com JavaScript. </text:p>
        </text:list-item>
        <text:list-item>
          <text:p text:style-name="P5"><text:span text:style-name="Strong_20_Emphasis"><text:span text:style-name="T1">Ferramentas para o desenvolvedor:</text:span></text:span><text:span text:style-name="T1"> </text:span></text:p>
          <text:p text:style-name="P5"><text:span text:style-name="T2">Oferece recursos como autocompletar (</text:span><text:a xlink:type="simple" xlink:href="https://www.google.com/search?cs=0&amp;sca_esv=ef95152108cb68c8&amp;snr=0&amp;sxsrf=AE3TifPVLYId06-sRdT1Bgl-RK-HUIDifQ%3A1763458351839&amp;q=IntelliSense&amp;sa=X&amp;ved=2ahUKEwjj6uuksvuQAxUcfKQEHUNEHMYQxccNegQIJRAB&amp;mstk=AUtExfD_IK-h1n12Wk4N7DKyIEss1AkxyfQFncxhB4eJNj6ZE_xbo2RHTxqo9Yp4nBNb1FRwamxyQuYS1Wnps7pnt20Wi9_fdmSBf7Je7uHvGMXMzYT6uVCli57qPO62S88jixDGEdOJB1vgXfpIenjYDgV2xyTQazuuzHmr9W7wNMR3FQE&amp;csui=3" text:style-name="Internet_20_link" text:visited-style-name="Visited_20_Internet_20_Link"><text:span text:style-name="T3">IntelliSense</text:span></text:a><text:span text:style-name="T2">) e validação em tempo real, o que torna o desenvolvimento mais eficiente e produtivo. </text:span></text:p>
        </text:list-item>
        <text:list-item>
          <text:p text:style-name="P5"><text:span text:style-name="Strong_20_Emphasis"><text:span text:style-name="T1">Orientação a objetos:</text:span></text:span><text:span text:style-name="T1"> </text:span></text:p>
          <text:p text:style-name="P6">Suporta conceitos como classes e interfaces, facilitando a implementação de padrões de design e a construção de sistemas complexos. </text:p>
        </text:list-item>
        <text:list-item>
          <text:p text:style-name="P7"><text:span text:style-name="Strong_20_Emphasis"><text:span text:style-name="T1">Compilação para JavaScript:</text:span></text:span><text:span text:style-name="T1"> </text:span></text:p>
          <text:p text:style-name="P8">O código escrito em TypeScript é compilado para JavaScript, garantindo que possa ser executado em qualquer ambiente que suporte JavaScript, como navegadores e Node.js. </text:p>
        </text:list-item>
      </text:list>
      <text:p text:style-name="P9">Para que serve</text:p>
      <text:list text:style-name="L2">
        <text:list-item>
          <text:p text:style-name="P10"><text:span text:style-name="Strong_20_Emphasis"><text:span text:style-name="T1">Desenvolvimento de aplicações web:</text:span></text:span><text:span text:style-name="T1"> </text:span></text:p>
          <text:p text:style-name="P10"><text:span text:style-name="T2">É amplamente utilizado no desenvolvimento de aplicações web, incluindo front-end (com frameworks como </text:span><text:a xlink:type="simple" xlink:href="https://www.google.com/search?cs=0&amp;sca_esv=ef95152108cb68c8&amp;snr=0&amp;sxsrf=AE3TifPVLYId06-sRdT1Bgl-RK-HUIDifQ%3A1763458351839&amp;q=Angular&amp;sa=X&amp;ved=2ahUKEwjj6uuksvuQAxUcfKQEHUNEHMYQxccNegQIPBAB&amp;mstk=AUtExfD_IK-h1n12Wk4N7DKyIEss1AkxyfQFncxhB4eJNj6ZE_xbo2RHTxqo9Yp4nBNb1FRwamxyQuYS1Wnps7pnt20Wi9_fdmSBf7Je7uHvGMXMzYT6uVCli57qPO62S88jixDGEdOJB1vgXfpIenjYDgV2xyTQazuuzHmr9W7wNMR3FQE&amp;csui=3" text:style-name="Internet_20_link" text:visited-style-name="Visited_20_Internet_20_Link"><text:span text:style-name="T3">Angular</text:span></text:a><text:span text:style-name="T2">) e back-end (com </text:span><text:a xlink:type="simple" xlink:href="https://www.google.com/search?cs=0&amp;sca_esv=ef95152108cb68c8&amp;snr=0&amp;sxsrf=AE3TifPVLYId06-sRdT1Bgl-RK-HUIDifQ%3A1763458351839&amp;q=Node.js&amp;sa=X&amp;ved=2ahUKEwjj6uuksvuQAxUcfKQEHUNEHMYQxccNegQIPBAC&amp;mstk=AUtExfD_IK-h1n12Wk4N7DKyIEss1AkxyfQFncxhB4eJNj6ZE_xbo2RHTxqo9Yp4nBNb1FRwamxyQuYS1Wnps7pnt20Wi9_fdmSBf7Je7uHvGMXMzYT6uVCli57qPO62S88jixDGEdOJB1vgXfpIenjYDgV2xyTQazuuzHmr9W7wNMR3FQE&amp;csui=3" text:style-name="Internet_20_link" text:visited-style-name="Visited_20_Internet_20_Link"><text:span text:style-name="T3">Node.js</text:span></text:a><text:span text:style-name="T2">). </text:span></text:p>
        </text:list-item>
        <text:list-item>
          <text:p text:style-name="P10"><text:span text:style-name="Strong_20_Emphasis"><text:span text:style-name="T1">Projetos de grande escala:</text:span></text:span><text:span text:style-name="T1"> </text:span></text:p>
          <text:p text:style-name="P11">É ideal para projetos grandes e complexos, pois a tipagem estática e a estrutura do código ajudam a gerenciar a complexidade e a prevenir bugs. </text:p>
        </text:list-item>
        <text:list-item>
          <text:p text:style-name="P12"><text:span text:style-name="Strong_20_Emphasis"><text:span text:style-name="T1">Melhoria da produtividade:</text:span></text:span><text:span text:style-name="T1"> </text:span></text:p>
          <text:p text:style-name="P13">Ao detectar erros mais cedo, o TypeScript economiza tempo que seria gasto na depuração, melhorando a produtividade geral da equipe de desenvolvimento. </text:p>
        </text:list-item>
      </text:list>
      <text:p text:style-name="P3"/>
      <text:p text:style-name="P3"/>
      <text:p text:style-name="P14"><text:soft-page-break/>Instalando</text:p>
      <text:p text:style-name="P15">npm i typescript -D <text:s/>// <text:s text:c="2"/><text:span text:style-name="T4">or</text:span></text:p>
      <text:p text:style-name="P16">pnpm i typescript -D</text:p>
      <text:p text:style-name="P17"/>
      <text:p text:style-name="P18">Compilando</text:p>
      <text:p text:style-name="P19">npx tsc index.ts <text:s text:c="2"/>// <text:s/><text:span text:style-name="T4">or</text:span></text:p>
      <text:p text:style-name="P20">npx tsc</text:p>
      <text:p text:style-name="P21">Automatizando a compilação…</text:p>
      <text:p text:style-name="P21">Criar uma pasta “.vscode” e dentro dela uma arquivo settings.json com a seguinte configuração:</text:p>
      <text:p text:style-name="P21"/>
      <text:p text:style-name="P21"/>
      <text:p text:style-name="P22">Code Runner</text:p>
      <text:p text:style-name="P21">Executa código diretamente no VS-Code, usando o botão de “play”. <text:span text:style-name="T5">Recomendação de boas práticas é não usar mais o Code Runner e executar via terminal.</text:span></text:p>
      <text:p text:style-name="P21"/>
      <text:p text:style-name="P21"/>
      <text:p text:style-name="P21"/>
      <text:p text:style-name="P17"/>
      <text:p text:style-name="P23">Configurações</text:p>
      <text:p text:style-name="P24">TypeScript</text:p>
      <text:p text:style-name="P24">Eslint <text:s/>// <text:s/>.eslintrc.js</text:p>
      <text:p text:style-name="P24">Prettier // .prettierrc.js</text:p>
      <text:p text:style-name="P24">.vscode // settings.json</text:p>
      <text:p text:style-name="P24">tsconfig.json <text:s/>// <text:s/>criado no momento de instalar o TS, init</text:p>
      <text:p text:style-name="P24">.editorconfig</text:p>
      <text:p text:style-name="P24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9:31:39.069187000</meta:creation-date>
    <dc:date>2025-11-18T12:30:12.263078700</dc:date>
    <meta:editing-duration>PT2H41M39S</meta:editing-duration>
    <meta:editing-cycles>6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37" meta:word-count="374" meta:character-count="2449" meta:non-whitespace-character-count="2102"/>
  </office:meta>
</office:document-meta>
</file>